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03a0f4" officeooo:paragraph-rsid="0003a0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DD Template Summary</text:p>
      <text:p text:style-name="Standard">A game design document is the blueprint from which a game is to be built. <text:s/>As such, every single detail necessary to build the game should be addressed. <text:s/>The larger the team and the longer the design and development cycle, the more critical is the need. <text:s/>For your purpose, the intent is to capture as much as possible of your design. <text:s/>I want you to think big…bigger than what you are able to develop. <text:s/>I also want you to be clear about what the software delivers and what the design entails. <text:s/>My recommendation is that you define the ultimate game and then clarify what it is that you have developed. <text:s/>If you are finding it too difficult to do that, you may produce too documents.</text:p>
      <text:p text:style-name="Standard"/>
      <text:p text:style-name="Standard"><text:s text:c="4"/>1. Title Page <text:s text:c="2"/></text:p>
      <text:p text:style-name="Standard"><text:s text:c="8"/>1.1. Game Name – Perhaps also add a subtitle or high concept sentence.</text:p>
      <text:p text:style-name="Standard"><text:s text:c="4"/>2. Game Overview</text:p>
      <text:p text:style-name="Standard"><text:s text:c="8"/>2.1. Game Concept</text:p>
      <text:p text:style-name="Standard"><text:s text:c="8"/>2.2. Genre</text:p>
      <text:p text:style-name="Standard"><text:s text:c="8"/>2.3. Target Audience</text:p>
      <text:p text:style-name="Standard"><text:s text:c="8"/>2.4. Game Flow Summary – How does the player move through the game. <text:s text:c="2"/>Both through framing interface and the game itself.</text:p>
      <text:p text:style-name="Standard"><text:s text:c="8"/>2.5. Look and Feel – What is the basic look and feel of the game? <text:s/>What is the visual style?</text:p>
      <text:p text:style-name="Standard"><text:s text:c="4"/>3. Gameplay and <text:s/>Mechanics</text:p>
      <text:p text:style-name="Standard"><text:s text:c="8"/>3.1. Gameplay</text:p>
      <text:p text:style-name="Standard"><text:s text:c="12"/>3.1.1. Game Progression</text:p>
      <text:p text:style-name="Standard"><text:s text:c="12"/>3.1.2. Mission/challenge Structure</text:p>
      <text:p text:style-name="Standard"><text:s text:c="12"/>3.1.3. Puzzle Structure</text:p>
      <text:p text:style-name="Standard"><text:s text:c="12"/>3.1.4. Objectives – What are the objectives of the game?</text:p>
      <text:p text:style-name="Standard"><text:s text:c="12"/>3.1.5. Play Flow – How does the game flow for the game player</text:p>
      <text:p text:style-name="Standard"><text:s text:c="8"/>3.2. Mechanics – What are the rules to the game, both implicit and explicit. <text:s/>This is the model of the universe that the game works under. <text:s/>Think of it as a simulation of a world, how do all the pieces interact? <text:s/>This actually can be a very large section.</text:p>
      <text:p text:style-name="Standard"><text:s text:c="12"/>3.2.1. Physics – How does the physical universe work?</text:p>
      <text:p text:style-name="Standard"><text:s text:c="12"/>3.2.2. Movement in the game</text:p>
      <text:p text:style-name="Standard"><text:s text:c="12"/>3.2.3. Objects – how to pick them up and move them </text:p>
      <text:p text:style-name="Standard"><text:s text:c="12"/>3.2.4. Actions, including whatever switches and buttons are used, interacting with objects, and what means of communication are used</text:p>
      <text:p text:style-name="Standard"><text:s text:c="12"/>3.2.5. Combat – If there is combat or even conflict, how is this specifically modeled?</text:p>
      <text:p text:style-name="Standard"><text:s text:c="12"/>3.2.6. Economy – What is the economy of the game? How does it work?</text:p>
      <text:p text:style-name="Standard"><text:s text:c="12"/>3.2.7. Screen Flow -- A graphical description of how each screen is related to every other and a description of the purpose of each screen.</text:p>
      <text:p text:style-name="Standard"><text:s text:c="8"/>3.3. Game Options – What are the options and how do they affect game play and mechanics?</text:p>
      <text:p text:style-name="Standard"><text:s text:c="8"/>3.4. Replaying and Saving </text:p>
      <text:p text:style-name="Standard"><text:s text:c="8"/>3.5. Cheats and Easter Eggs</text:p>
      <text:p text:style-name="Standard"><text:s text:c="4"/>4. Story, Setting and Character <text:s/></text:p>
      <text:p text:style-name="Standard"><text:s text:c="8"/>4.1. Story and Narrative – Includes back story, plot elements, game progression, and cut scenes. <text:s/>Cut scenes descriptions include the actors, the setting, and the storyboard or script.</text:p>
      <text:p text:style-name="Standard"><text:s text:c="8"/>4.2. Game World</text:p>
      <text:p text:style-name="Standard"><text:s text:c="12"/>4.2.1. General look and feel of world</text:p>
      <text:p text:style-name="Standard"><text:soft-page-break/><text:s text:c="12"/>4.2.2. Areas, including the general description and physical characteristics as well as how it relates to the rest of the world (what levels use it, how it connects to other areas)</text:p>
      <text:p text:style-name="Standard"><text:s text:c="8"/>4.3. Characters. <text:s/>Each character should include the back story, personality, appearance, animations, abilities, relevance to the story and relationship to other characters </text:p>
      <text:p text:style-name="Standard"><text:s text:c="4"/>5. Levels</text:p>
      <text:p text:style-name="Standard"><text:s text:c="8"/>5.1. Levels. <text:s/>Each level should include a synopsis, the required introductory material (and how it is provided), the objectives, and the details of what happens in the level. <text:s/>Depending on the game, this may include the physical description of the map, the critical path that the player needs to take, and what encounters are important or incidental.</text:p>
      <text:p text:style-name="Standard"><text:s text:c="8"/>5.2. Training Level</text:p>
      <text:p text:style-name="Standard"><text:s text:c="4"/>6. Interface</text:p>
      <text:p text:style-name="Standard"><text:s text:c="8"/>6.1. Visual System. <text:s/>If you have a HUD, what is on it? <text:s/>What menus are you displaying? What is the camera model?</text:p>
      <text:p text:style-name="Standard"><text:s text:c="8"/>6.2. Control System – How does the game player control the game? <text:s text:c="2"/>What are the specific commands?</text:p>
      <text:p text:style-name="Standard"><text:s text:c="8"/>6.3. Audio, music, sound effects</text:p>
      <text:p text:style-name="Standard"><text:s text:c="8"/>6.4. Help System</text:p>
      <text:p text:style-name="Standard"><text:s text:c="4"/>7. Artificial Intelligence</text:p>
      <text:p text:style-name="Standard"><text:s text:c="8"/>7.1. Opponent <text:s/>and Enemy AI – The active opponent that plays against the game player and therefore requires strategic decision making </text:p>
      <text:p text:style-name="Standard"><text:s text:c="8"/>7.2. Non-combat and Friendly Characters</text:p>
      <text:p text:style-name="Standard"><text:s text:c="8"/>7.3. Support AI -- Player and Collision Detection, Pathfinding</text:p>
      <text:p text:style-name="Standard"><text:s text:c="4"/>8. Technical </text:p>
      <text:p text:style-name="Standard"><text:s text:c="8"/>8.1. Target Hardware</text:p>
      <text:p text:style-name="Standard"><text:s text:c="8"/>8.2. Development hardware and software, including Game Engine</text:p>
      <text:p text:style-name="Standard"><text:s text:c="8"/>8.3. Network requirements</text:p>
      <text:p text:style-name="Standard"><text:s text:c="4"/>9. Game Art – Key assets, how they are being developed. <text:s/>Intended styl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4T11:27:37.256062810</meta:creation-date>
    <dc:date>2020-10-04T11:28:12.516529402</dc:date>
    <meta:editing-duration>PT36S</meta:editing-duration>
    <meta:editing-cycles>1</meta:editing-cycles>
    <meta:document-statistic meta:table-count="0" meta:image-count="0" meta:object-count="0" meta:page-count="2" meta:paragraph-count="51" meta:word-count="666" meta:character-count="4382" meta:non-whitespace-character-count="3306"/>
    <meta:generator>LibreOffice/6.4.6.2$Linux_X86_64 LibreOffice_project/40$Build-2</meta:generator>
  </office:meta>
</office:document-meta>
</file>